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19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5.419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0000" fo:border="0.74pt solid #000000"/>
    </style:style>
    <style:style style:name="ce4" style:family="table-cell" style:parent-style-name="Default" style:data-style-name="N114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14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6" table:number-columns-repeated="16378" table:default-cell-style-name="Default"/>
        <table:table-row table:style-name="ro1">
          <table:table-cell table:style-name="ce6" office:value-type="string" calcext:value-type="string">
            <text:p>Arma Primária</text:p>
          </table:table-cell>
          <table:table-cell table:style-name="ce14"/>
          <table:table-cell table:style-name="ce1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s Centrais</text:p>
          </table:table-cell>
          <table:table-cell table:style-name="ce1"/>
          <table:table-cell table:style-name="ce4"/>
          <table:table-cell/>
          <table:table-cell table:style-name="ce4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ipo de Arma (Exótico, Nomeada, Normal):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6" office:value-type="string" calcext:value-type="string">
            <text:p>Arma Secundária</text:p>
          </table:table-cell>
          <table:table-cell table:style-name="ce14"/>
          <table:table-cell table:style-name="ce3" table:number-columns-repeated="4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s Centrais</text:p>
          </table:table-cell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s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Talento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Tipo de Arma (Exótico, Nomeada, Normal):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6" office:value-type="string" calcext:value-type="string">
            <text:p>Especialização</text:p>
          </table:table-cell>
          <table:table-cell table:style-name="ce14"/>
          <table:table-cell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6" office:value-type="string" calcext:value-type="string">
            <text:p>Máscara</text:p>
          </table:table-cell>
          <table:table-cell table:style-name="ce14"/>
          <table:table-cell table:style-name="ce3" table:number-columns-repeated="4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 Central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s</text:p>
          </table:table-cell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Modificação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Talento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Tipo de Item (Exótico, Nomeada, Normal, Improvisado Gear Set):</text:p>
          </table:table-cell>
          <table:table-cell table:style-name="ce3"/>
          <table:table-cell table:style-name="ce11" table:number-columns-repeated="1022"/>
          <table:table-cell table:number-columns-repeated="15360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6" office:value-type="string" calcext:value-type="string">
            <text:p>Mochila</text:p>
          </table:table-cell>
          <table:table-cell table:style-name="ce14"/>
          <table:table-cell table:style-name="ce1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/>
          <table:table-cell table:style-name="ce4"/>
          <table:table-cell/>
          <table:table-cell table:style-name="ce4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ipo de Item (Exótica, Nomeada, Normal, Improvisado Gear Set):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table:style-name="ce16" table:number-columns-repeated="1024"/>
          <table:table-cell table:number-columns-repeated="15360"/>
        </table:table-row>
        <table:table-row table:style-name="ro1">
          <table:table-cell table:style-name="ce6" office:value-type="string" calcext:value-type="string">
            <text:p>Colete</text:p>
          </table:table-cell>
          <table:table-cell table:style-name="ce14"/>
          <table:table-cell table:style-name="ce3" table:number-columns-repeated="4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 Central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s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Modificação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Talento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Tipo de Item (Exótico, Nomeada, Normal, Improvisado Gear Set):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16" table:number-columns-repeated="1024"/>
          <table:table-cell table:number-columns-repeated="15360"/>
        </table:table-row>
        <table:table-row table:style-name="ro1">
          <table:table-cell table:style-name="ce6" office:value-type="string" calcext:value-type="string">
            <text:p>Luva</text:p>
          </table:table-cell>
          <table:table-cell table:style-name="ce14"/>
          <table:table-cell table:style-name="ce1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6378"/>
        </table:table-row>
        <table:table-row table:style-name="ro1">
          <table:table-cell office:value-type="string" calcext:value-type="string">
            <text:p>Tipo de Item (Exótico, Nomeada, Normal, Improvisado Gear Set):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6" office:value-type="string" calcext:value-type="string">
            <text:p>Coldre</text:p>
          </table:table-cell>
          <table:table-cell table:style-name="ce14"/>
          <table:table-cell table:style-name="ce3" table:number-columns-repeated="4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 Central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s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Modificação</text:p>
          </table:table-cell>
          <table:table-cell table:style-name="ce3" table:number-columns-repeated="16383"/>
        </table:table-row>
        <table:table-row table:style-name="ro1">
          <table:table-cell table:style-name="ce3" office:value-type="string" calcext:value-type="string">
            <text:p>Talento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Tipo de Item (Exótico, Nomeada, Normal, Improvisado Gear Set):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6" office:value-type="string" calcext:value-type="string">
            <text:p>Joelheira</text:p>
          </table:table-cell>
          <table:table-cell table:style-name="ce14"/>
          <table:table-cell table:style-name="ce1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/>
          <table:table-cell table:style-name="ce4"/>
          <table:table-cell/>
          <table:table-cell table:style-name="ce4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6378"/>
        </table:table-row>
        <table:table-row table:style-name="ro1">
          <table:table-cell office:value-type="string" calcext:value-type="string">
            <text:p>Taleto</text:p>
          </table:table-cell>
          <table:table-cell table:style-name="ce12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Tipo de Item (Exótico, Nomeada, Normal, Improvisado Gear Set):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6" office:value-type="string" calcext:value-type="string">
            <text:p>Habilidades 1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6" office:value-type="string" calcext:value-type="string">
            <text:p>Habilidades 2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6" office:value-type="string" calcext:value-type="string">
            <text:p>Arma Reserva</text:p>
          </table:table-cell>
          <table:table-cell table:style-name="ce14"/>
          <table:table-cell table:style-name="ce1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s Centrais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ipo de Arma (Exótica, Nomeada, Normal):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9" office:value-type="string" calcext:value-type="string">
            <text:p>Nome da Build</text:p>
          </table:table-cell>
          <table:table-cell table:style-name="ce9" office:value-type="string" calcext:value-type="string">
            <text:p>Tanque</text:p>
          </table:table-cell>
          <table:table-cell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 table:number-rows-repeated="2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 table:number-rows-repeated="4"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 table:number-rows-repeated="13"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20:36:24.2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1T08:24:59.454253559</meta:creation-date>
    <dc:date>2024-02-16T20:36:30.047000000</dc:date>
    <meta:editing-duration>PT3H17M5S</meta:editing-duration>
    <meta:editing-cycles>34</meta:editing-cycles>
    <meta:generator>LibreOffice/24.2.0.3$Windows_X86_64 LibreOffice_project/da48488a73ddd66ea24cf16bbc4f7b9c08e9bea1</meta:generator>
    <meta:document-statistic meta:table-count="1" meta:cell-count="56" meta:object-count="0"/>
  </office:meta>
</office:document-meta>
</file>